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 Extra Bold" svg:font-family="'Cantarell Extra Bold'" style:font-pitch="variable"/>
    <style:font-face style:name="Chandas" svg:font-family="Chand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antarell Extra Bold" officeooo:rsid="00226925" officeooo:paragraph-rsid="00226925"/>
    </style:style>
    <style:style style:name="P2" style:family="paragraph" style:parent-style-name="Standard">
      <style:text-properties fo:color="#000000" loext:opacity="100%" officeooo:rsid="002f5b80" officeooo:paragraph-rsid="001c9ab3"/>
    </style:style>
    <style:style style:name="P3" style:family="paragraph" style:parent-style-name="Standard">
      <style:text-properties fo:color="#000000" loext:opacity="100%" officeooo:rsid="0031e7e7" officeooo:paragraph-rsid="0031e7e7"/>
    </style:style>
    <style:style style:name="P4" style:family="paragraph" style:parent-style-name="Standard">
      <style:text-properties fo:color="#000000" loext:opacity="100%" officeooo:rsid="0034fae6" officeooo:paragraph-rsid="0037d75f"/>
    </style:style>
    <style:style style:name="P5" style:family="paragraph" style:parent-style-name="Standard">
      <style:text-properties fo:color="#000000" loext:opacity="100%" officeooo:rsid="0034fae6" officeooo:paragraph-rsid="003e0202"/>
    </style:style>
    <style:style style:name="P6" style:family="paragraph" style:parent-style-name="Standard">
      <style:text-properties fo:color="#000000" loext:opacity="100%" officeooo:rsid="0034fae6" officeooo:paragraph-rsid="0048b65a"/>
    </style:style>
    <style:style style:name="P7" style:family="paragraph" style:parent-style-name="Standard">
      <style:text-properties fo:color="#000000" loext:opacity="100%" fo:font-weight="bold" officeooo:rsid="0031e7e7" officeooo:paragraph-rsid="0031e7e7" style:font-weight-asian="bold" style:font-weight-complex="bold"/>
    </style:style>
    <style:style style:name="P8" style:family="paragraph" style:parent-style-name="Standard">
      <style:text-properties fo:color="#000000" loext:opacity="100%" officeooo:rsid="00471e0e" officeooo:paragraph-rsid="00471e0e"/>
    </style:style>
    <style:style style:name="P9" style:family="paragraph" style:parent-style-name="Standard">
      <style:text-properties fo:color="#000000" loext:opacity="100%" officeooo:rsid="0048b65a" officeooo:paragraph-rsid="0048b65a"/>
    </style:style>
    <style:style style:name="P10" style:family="paragraph" style:parent-style-name="Standard">
      <style:text-properties fo:color="#000000" loext:opacity="100%" officeooo:rsid="003a0af5" officeooo:paragraph-rsid="0048b65a"/>
    </style:style>
    <style:style style:name="P11" style:family="paragraph" style:parent-style-name="Standard">
      <style:text-properties fo:color="#000000" loext:opacity="100%" officeooo:rsid="00493038" officeooo:paragraph-rsid="00493038"/>
    </style:style>
    <style:style style:name="P12" style:family="paragraph" style:parent-style-name="Standard">
      <style:text-properties fo:color="#000000" loext:opacity="100%" officeooo:rsid="004e02da" officeooo:paragraph-rsid="004e02da"/>
    </style:style>
    <style:style style:name="P13" style:family="paragraph" style:parent-style-name="Standard">
      <style:text-properties fo:color="#000000" loext:opacity="100%" style:font-name="Chandas" officeooo:rsid="004e02da" officeooo:paragraph-rsid="004e02da"/>
    </style:style>
    <style:style style:name="P14" style:family="paragraph" style:parent-style-name="Standard">
      <style:text-properties fo:color="#000000" loext:opacity="100%" style:font-name="Chandas" officeooo:rsid="0031e7e7" officeooo:paragraph-rsid="004e02da"/>
    </style:style>
    <style:style style:name="P15" style:family="paragraph" style:parent-style-name="Standard">
      <style:text-properties fo:color="#c9211e" loext:opacity="100%" style:font-name="Cantarell Extra Bold" officeooo:rsid="00471e0e" officeooo:paragraph-rsid="001adce6"/>
    </style:style>
    <style:style style:name="P16" style:family="paragraph" style:parent-style-name="Standard">
      <style:text-properties fo:color="#c9211e" loext:opacity="100%" officeooo:rsid="00493038" officeooo:paragraph-rsid="00493038"/>
    </style:style>
    <style:style style:name="P17" style:family="paragraph" style:parent-style-name="Standard">
      <style:text-properties fo:color="#00a933" loext:opacity="100%" officeooo:rsid="004f9e95" officeooo:paragraph-rsid="004f9e95"/>
    </style:style>
    <style:style style:name="P18" style:family="paragraph" style:parent-style-name="Standard">
      <style:text-properties fo:color="#a1467e" loext:opacity="100%" officeooo:rsid="00493038" officeooo:paragraph-rsid="00493038"/>
    </style:style>
    <style:style style:name="P19" style:family="paragraph" style:parent-style-name="Standard">
      <style:text-properties fo:color="#000000" loext:opacity="100%" officeooo:rsid="004e02da" officeooo:paragraph-rsid="004e02da"/>
    </style:style>
    <style:style style:name="P20" style:family="paragraph" style:parent-style-name="Standard">
      <style:text-properties fo:color="#000000" loext:opacity="100%" officeooo:rsid="004e02da" officeooo:paragraph-rsid="005289c8"/>
    </style:style>
    <style:style style:name="T1" style:family="text">
      <style:text-properties officeooo:rsid="0033704b"/>
    </style:style>
    <style:style style:name="T2" style:family="text">
      <style:text-properties officeooo:rsid="00351209"/>
    </style:style>
    <style:style style:name="T3" style:family="text">
      <style:text-properties officeooo:rsid="00378978"/>
    </style:style>
    <style:style style:name="T4" style:family="text">
      <style:text-properties officeooo:rsid="0037d75f"/>
    </style:style>
    <style:style style:name="T5" style:family="text">
      <style:text-properties officeooo:rsid="0038d67d"/>
    </style:style>
    <style:style style:name="T6" style:family="text">
      <style:text-properties officeooo:rsid="003a0af5"/>
    </style:style>
    <style:style style:name="T7" style:family="text">
      <style:text-properties officeooo:rsid="003e0202"/>
    </style:style>
    <style:style style:name="T8" style:family="text">
      <style:text-properties officeooo:rsid="0040e06c"/>
    </style:style>
    <style:style style:name="T9" style:family="text">
      <style:text-properties officeooo:rsid="0043148d"/>
    </style:style>
    <style:style style:name="T10" style:family="text">
      <style:text-properties officeooo:rsid="00471e0e"/>
    </style:style>
    <style:style style:name="T11" style:family="text">
      <style:text-properties officeooo:rsid="0048b65a"/>
    </style:style>
    <style:style style:name="T12" style:family="text">
      <style:text-properties officeooo:rsid="0034fae6"/>
    </style:style>
    <style:style style:name="T13" style:family="text">
      <style:text-properties officeooo:rsid="004c754b"/>
    </style:style>
    <style:style style:name="T14" style:family="text">
      <style:text-properties officeooo:rsid="005289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">Tests of <text:span text:style-name="T10">html</text:span> statements</text:p>
      <text:p text:style-name="P2"/>
      <text:p text:style-name="P2"/>
      <text:p text:style-name="P8">[html]&lt;strong&gt;bold&lt;/strong&gt;&lt;i&gt;italic&lt;/i&gt;[endhtml]</text:p>
      <text:p text:style-name="P2"/>
      <text:p text:style-name="P9">[html]</text:p>
      <text:p text:style-name="P9">&lt;ul&gt;</text:p>
      <text:p text:style-name="P3">[for <text:span text:style-name="T1">$</text:span>tutu]</text:p>
      <text:p text:style-name="P3">&lt;<text:span text:style-name="T11">li&gt;</text:span></text:p>
      <text:p text:style-name="P7"><text:span text:style-name="T6">&lt;</text:span><text:span text:style-name="T11">strong&gt;</text:span><text:span text:style-name="T6">Associate number </text:span><text:span text:style-name="T2">[forindex]&lt;/</text:span><text:span text:style-name="T11">strong&gt;&lt;</text:span><text:span text:style-name="T13">br/&gt;</text:span></text:p>
      <text:p text:style-name="P4"><text:span text:style-name="T6">first name : </text:span>[foritem firstName] &lt;<text:span text:style-name="T11">br/&gt;</text:span></text:p>
      <text:p text:style-name="P6"><text:span text:style-name="T4">last </text:span><text:span text:style-name="T6">n</text:span><text:span text:style-name="T4">ame escaped </text:span><text:span text:style-name="T8">html </text:span>[foritem <text:span text:style-name="T3">lastName </text:span><text:span text:style-name="T9">escape_html</text:span>]&lt;<text:span text:style-name="T11">br/&gt;</text:span></text:p>
      <text:p text:style-name="P6">&lt;<text:span text:style-name="T11">br/&gt;</text:span></text:p>
      <text:p text:style-name="P10">Address : <text:span text:style-name="T12">&lt;</text:span><text:span text:style-name="T11">br/&gt;</text:span></text:p>
      <text:p text:style-name="P6">[foritem <text:span text:style-name="T3">address.street1</text:span>]&lt;<text:span text:style-name="T11">br/&gt;</text:span></text:p>
      <text:p text:style-name="P6">[foritem <text:span text:style-name="T3">address.</text:span><text:span text:style-name="T7">zip</text:span>] [foritem <text:span text:style-name="T3">address.</text:span><text:span text:style-name="T5">city</text:span>]&lt;<text:span text:style-name="T11">br/&gt;</text:span></text:p>
      <text:p text:style-name="P5">&lt;/<text:span text:style-name="T11">li&gt;</text:span></text:p>
      <text:p text:style-name="P3">[endfor]</text:p>
      <text:p text:style-name="P3">&lt;/<text:span text:style-name="T11">ul&gt;</text:span></text:p>
      <text:p text:style-name="P9">[endhtml]</text:p>
      <text:p text:style-name="P17"/>
      <text:p text:style-name="P16">[html]</text:p>
      <text:p text:style-name="P18">$html_content</text:p>
      <text:p text:style-name="P11">[endhtml]</text:p>
      <text:p text:style-name="P12"/>
      <text:p text:style-name="P20">[html]<text:span text:style-name="T14">123[endhtml]</text:span></text:p>
      <text:p text:style-name="P12"/>
      <text:p text:style-name="P12">[html]</text:p>
      <text:p text:style-name="P13">&lt;table&gt;</text:p>
      <text:p text:style-name="P14">[for <text:span text:style-name="T1">$</text:span>tutu]</text:p>
      <text:p text:style-name="P13">&lt;tr&gt;</text:p>
      <text:p text:style-name="P13">&lt;td&gt;<text:span text:style-name="T12">[foritem firstName]</text:span>&lt;/td&gt;</text:p>
      <text:p text:style-name="P13">&lt;td&gt;<text:span text:style-name="T12">[foritem </text:span>last<text:span text:style-name="T12">Name </text:span>escape_html<text:span text:style-name="T12">]</text:span>&lt;/td&gt;</text:p>
      <text:p text:style-name="P13">&lt;/tr&gt;</text:p>
      <text:p text:style-name="P13">[endfor]</text:p>
      <text:p text:style-name="P13">&lt;/table&gt;</text:p>
      <text:p text:style-name="P12">[endhtml]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 Extra Bold" svg:font-family="'Cantarell Extra Bold'" style:font-pitch="variable"/>
    <style:font-face style:name="Chandas" svg:font-family="Chanda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25:12.380944799</meta:creation-date>
    <dc:date>2023-05-05T15:29:09.733311138</dc:date>
    <meta:editing-duration>PT9H2M26S</meta:editing-duration>
    <meta:editing-cycles>53</meta:editing-cycles>
    <meta:generator>LibreOffice/7.4.6.2$Linux_X86_64 LibreOffice_project/40$Build-2</meta:generator>
    <meta:document-statistic meta:table-count="0" meta:image-count="0" meta:object-count="0" meta:page-count="1" meta:paragraph-count="31" meta:word-count="58" meta:character-count="540" meta:non-whitespace-character-count="513"/>
  </office:meta>
</office:document-meta>
</file>